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2" draw:layer="layout" svg:width="3.81cm" svg:height="3.81cm" svg:x="7.985cm" svg:y="2.27cm">
          <text:p text:style-name="P1">Idle</text:p>
        </draw:circle>
        <draw:line draw:style-name="gr2" draw:text-style-name="P1" draw:layer="layout" svg:x1="8.62cm" svg:y1="5.445cm" svg:x2="5.445cm" svg:y2="8.62cm">
          <text:p/>
        </draw:line>
        <draw:circle draw:style-name="gr1" draw:text-style-name="P1" draw:layer="layout" svg:width="3.81cm" svg:height="3.81cm" svg:x="2.905cm" svg:y="8.62cm">
          <text:p text:style-name="P1">Add Sender</text:p>
          <text:p text:style-name="P1">To Set of clients</text:p>
        </draw:circle>
        <draw:circle draw:style-name="gr1" draw:text-style-name="P1" draw:id="id1" draw:layer="layout" svg:width="3.175cm" svg:height="3.175cm" svg:x="14.335cm" svg:y="14.335cm">
          <text:p text:style-name="P1">Parse</text:p>
          <text:p text:style-name="P1">Packet</text:p>
        </draw:circle>
        <draw:frame draw:style-name="gr3" draw:layer="layout" svg:width="3.81cm" svg:height="2.384cm" svg:x="3.54cm" svg:y="5.445cm">
          <draw:text-box>
            <text:p>New connection received</text:p>
          </draw:text-box>
        </draw:frame>
        <draw:line draw:style-name="gr2" draw:text-style-name="P1" draw:layer="layout" svg:x1="6.715cm" svg:y1="9.89cm" svg:x2="9.255cm" svg:y2="6.08cm">
          <text:p/>
        </draw:line>
        <draw:frame draw:style-name="gr4" draw:layer="layout" svg:width="3.175cm" svg:height="3.806cm" svg:x="7.35cm" svg:y="7.989cm">
          <draw:text-box>
            <text:p>Update other clients with new list</text:p>
          </draw:text-box>
        </draw:frame>
        <draw:line draw:style-name="gr2" draw:text-style-name="P1" draw:layer="layout" svg:x1="11.16cm" svg:y1="5.445cm" svg:x2="14.335cm" svg:y2="14.97cm">
          <text:p/>
        </draw:line>
        <draw:frame draw:style-name="gr4" draw:layer="layout" svg:width="3.175cm" svg:height="2.155cm" svg:x="10.525cm" svg:y="10.275cm">
          <draw:text-box>
            <text:p>Packet received</text:p>
          </draw:text-box>
        </draw:frame>
        <draw:connector draw:style-name="gr5" draw:text-style-name="P1" draw:layer="layout" svg:x1="15.922cm" svg:y1="14.335cm" svg:x2="11.795cm" svg:y2="4.175cm" draw:start-shape="id1" draw:start-glue-point="0" draw:end-shape="id2" draw:end-glue-point="1" svg:d="m15922 14335v-10160h-4127">
          <text:p/>
        </draw:connector>
        <draw:frame draw:style-name="gr6" draw:layer="layout" svg:width="4.445cm" svg:height="2.79cm" svg:x="15.605cm" svg:y="7.35cm">
          <draw:text-box>
            <text:p>Echo to</text:p>
            <text:p>Clients other</text:p>
            <text:p>Than sen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1-03-20T23:12:49</meta:creation-date>
    <dc:date>2011-03-20T23:30:23</dc:date>
    <dc:creator>root </dc:creator>
    <meta:editing-duration>PT00H01M53S</meta:editing-duration>
    <meta:editing-cycles>1</meta:editing-cycles>
    <meta:document-statistic meta:object-count="11"/>
    <meta:generator>OpenOffice.org/3.2$Unix OpenOffice.org_project/320m12$Build-9483</meta:generator>
  </office:meta>
</office:document-meta>
</file>